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16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ZAMAT Jeremy</meta:initial-creator>
    <meta:creation-date>2016-11-18T15:48:49.324024718</meta:creation-date>
    <dc:date>2016-11-18T16:19:11.052677873</dc:date>
    <dc:creator>BEZAMAT Jeremy</dc:creator>
    <meta:editing-duration>PT28M45S</meta:editing-duration>
    <meta:editing-cycles>3</meta:editing-cycles>
    <meta:generator>LibreOffice/4.2.8.2$Linux_X86_64 LibreOffice_project/420$Build-2</meta:generator>
    <meta:document-statistic meta:table-count="1" meta:cell-count="136" meta:object-count="0"/>
  </office:meta>
</office:document-meta>
</file>